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F000001FDD26AFDD8EB2F1EE7.png" manifest:media-type="image/png"/>
  <manifest:file-entry manifest:full-path="Pictures/100002010000017C0000021C874FBEC7A11ADA39.png" manifest:media-type="image/png"/>
  <manifest:file-entry manifest:full-path="Pictures/1000020100000F0000000CDA4416551907DC56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2.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8cm" fo:min-width="2.09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.09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084cm" fo:min-width="7.6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184cm" svg:height="2.727cm" svg:x="11.997cm" svg:y="2.064cm">
          <draw:image xlink:href="Pictures/1000020100000F0000000CDA4416551907DC568A.png" xlink:type="simple" xlink:show="embed" xlink:actuate="onLoad" loext:mime-type="image/png">
            <text:p/>
          </draw:image>
        </draw:frame>
        <draw:frame draw:style-name="gr1" draw:text-style-name="P1" draw:layer="layout" svg:width="2.332cm" svg:height="3.316cm" svg:x="12.016cm" svg:y="9.456cm">
          <draw:image xlink:href="Pictures/100002010000017C0000021C874FBEC7A11ADA39.png" xlink:type="simple" xlink:show="embed" xlink:actuate="onLoad" loext:mime-type="image/png">
            <text:p/>
          </draw:image>
        </draw:frame>
        <draw:frame draw:style-name="gr1" draw:text-style-name="P1" draw:layer="layout" svg:width="1.958cm" svg:height="3.124cm" svg:x="18.721cm" svg:y="4.458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1" draw:text-style-name="P1" draw:layer="layout" svg:width="1.958cm" svg:height="3.124cm" svg:x="5.923cm" svg:y="6.311cm">
          <draw:image xlink:href="Pictures/100002010000013F000001FDD26AFDD8EB2F1EE7.png" xlink:type="simple" xlink:show="embed" xlink:actuate="onLoad" loext:mime-type="image/png">
            <text:p/>
          </draw:image>
        </draw:frame>
        <draw:custom-shape draw:style-name="gr2" draw:text-style-name="P2" draw:layer="layout" svg:width="4.332cm" svg:height="1cm" draw:transform="rotate (-0.463210383479296) translate (7.901cm 8.29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4.332cm" svg:height="1cm" draw:transform="rotate (-0.463210383479296) translate (14.795cm 2.62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3" draw:layer="layout" svg:width="5.112cm" svg:height="1.673cm" draw:transform="rotate (-0.456752665246916) translate (15.417cm 1cm)">
          <draw:text-box>
            <text:p>User /<text:line-break/>Resource owner</text:p>
          </draw:text-box>
        </draw:frame>
        <draw:frame draw:style-name="gr4" draw:text-style-name="P3" draw:layer="layout" svg:width="5.112cm" svg:height="1.673cm" draw:transform="rotate (-0.456752665246916) translate (8.291cm 9.6cm)">
          <draw:text-box>
            <text:p text:style-name="P4">User /<text:line-break/>Resource owner</text:p>
          </draw:text-box>
        </draw:frame>
        <draw:custom-shape draw:style-name="gr5" draw:text-style-name="P2" draw:layer="layout" svg:width="10.163cm" svg:height="0.668cm" draw:transform="skewX (-0.00157079632679489) rotate (0.129503430497979) translate (8.35cm 7.29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7.441cm" svg:height="3.095cm" draw:transform="rotate (0.100356431989674) translate (10.079cm 5.501cm)">
          <draw:text-box>
            <text:p>Cooperating servers /<text:line-break/>vendors / providers</text:p>
          </draw:text-box>
        </draw:frame>
        <draw:frame draw:style-name="gr7" draw:text-style-name="P3" draw:layer="layout" svg:width="16.2cm" svg:height="0.962cm" svg:x="5.8cm" svg:y="13.8cm">
          <draw:text-box>
            <text:p>Relationships between parties in Classical Federation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2:15:13.566759554</meta:creation-date>
    <dc:date>2022-12-15T13:32:12.766946243</dc:date>
    <meta:editing-duration>PT1H3M25S</meta:editing-duration>
    <meta:editing-cycles>5</meta:editing-cycles>
    <meta:generator>LibreOffice/6.4.7.2$Linux_X86_64 LibreOffice_project/40$Build-2</meta:generator>
    <meta:document-statistic meta:object-count="34"/>
  </office:meta>
</office:document-meta>
</file>